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style:shrink-to-fit="false" fo:min-height="1.469cm" fo:min-width="3.12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stroke-linejoin="round" draw:fill="solid" draw:fill-color="#93c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3a5f8b" draw:stroke-linejoin="round" draw:fill="solid" draw:fill-color="#93c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stroke-linejoin="round" draw:fill="solid" draw:fill-color="#17375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stroke-linejoin="round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stroke-linejoin="round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width="0.053cm" draw:marker-start-width="0.279cm" draw:marker-end-width="0.279cm" draw:fill="solid" draw:fill-color="#00b050" draw:textarea-horizontal-align="justify" draw:textarea-vertical-align="middle" draw:auto-grow-height="false" fo:min-height="1.469cm" fo:min-width="2.48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="solid" draw:fill-color="#00b050" draw:textarea-horizontal-align="justify" draw:textarea-vertical-align="middle" draw:auto-grow-height="false" fo:min-height="1.417cm" fo:min-width="2.437cm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solid" svg:stroke-width="0.071cm" svg:stroke-color="#3a5f8b" draw:stroke-linejoin="round" draw:fill="solid" draw:fill-color="#95b3d7" draw:textarea-vertical-align="middle" draw:auto-grow-height="false" draw:fit-to-size="false" style:shrink-to-fit="false" fo:min-height="0.961cm" fo:min-width="6.066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071cm" svg:stroke-color="#3a5f8b" draw:stroke-linejoin="round" draw:fill="solid" draw:fill-color="#93cddd" draw:textarea-vertical-align="middle" draw:auto-grow-height="false" draw:fit-to-size="false" style:shrink-to-fit="false" fo:min-height="0.961cm" fo:min-width="6.06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stroke-linejoin="round" draw:fill="solid" draw:fill-color="#f3715a" draw:textarea-vertical-align="middle" draw:auto-grow-height="false" draw:fit-to-size="false" style:shrink-to-fit="false" fo:min-height="0.961cm" fo:min-width="6.066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3" style:family="paragraph">
      <loext:graphic-properties draw:fill="solid" draw:fill-color="#93cddd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4" style:family="paragraph">
      <loext:graphic-properties draw:fill="solid" draw:fill-color="#17375e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5" style:family="paragraph">
      <loext:graphic-properties draw:fill="solid" draw:fill-color="#ff0000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6" style:family="paragraph">
      <loext:graphic-properties draw:fill="solid" draw:fill-color="#95b3d7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b05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3715a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10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2" draw:style-name="gr1" draw:text-style-name="P2" xml:id="id3" draw:id="id3" draw:layer="layout" svg:width="3.81cm" svg:height="1.905cm" svg:x="9.525cm" svg:y="1.27cm">
          <text:p text:style-name="P1"><text:span text:style-name="T1">Findings</text:span></text:p>
          <text:p text:style-name="P1"><text:span text:style-name="T1"><text:s/></text:span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" draw:text-style-name="P2" xml:id="id4" draw:id="id4" draw:layer="layout" svg:width="3.81cm" svg:height="1.905cm" svg:x="9.525cm" svg:y="6.258cm">
          <text:p text:style-name="P1"><text:span text:style-name="T1">Impression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1" draw:text-style-name="P2" xml:id="id8" draw:id="id8" draw:layer="layout" svg:width="3.81cm" svg:height="1.905cm" svg:x="14.605cm" svg:y="1.27cm">
          <text:p text:style-name="P1"><text:span text:style-name="T1">Right-Breast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" draw:text-style-name="P2" xml:id="id5" draw:id="id5" draw:layer="layout" svg:width="3.81cm" svg:height="1.905cm" svg:x="9.525cm" svg:y="8.96cm">
          <text:p text:style-name="P1"><text:span text:style-name="T1">Recommendation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" draw:style-name="gr2" draw:text-style-name="P3" xml:id="id10" draw:id="id10" draw:layer="layout" svg:width="6.696cm" svg:height="1.341cm" svg:x="20.285cm" svg:y="0.7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6" draw:style-name="gr2" draw:text-style-name="P3" xml:id="id11" draw:id="id11" draw:layer="layout" svg:width="6.696cm" svg:height="1.341cm" svg:x="20.612cm" svg:y="1.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3" draw:text-style-name="P3" xml:id="id12" draw:id="id12" draw:layer="layout" svg:width="6.696cm" svg:height="1.341cm" svg:x="20.985cm" svg:y="1.878cm">
          <text:p text:style-name="P1"><text:span text:style-name="T1">BreastAbnormality (Observation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1" draw:text-style-name="P2" xml:id="id9" draw:id="id9" draw:layer="layout" svg:width="3.81cm" svg:height="1.905cm" svg:x="14.605cm" svg:y="3.81cm">
          <text:p text:style-name="P1"><text:span text:style-name="T1">Left-Breast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3" draw:style-name="gr2" draw:text-style-name="P3" xml:id="id13" draw:id="id13" draw:layer="layout" svg:width="6.696cm" svg:height="1.341cm" svg:x="20.32cm" svg:y="3.7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2" draw:text-style-name="P3" xml:id="id14" draw:id="id14" draw:layer="layout" svg:width="6.696cm" svg:height="1.341cm" svg:x="20.701cm" svg:y="4.09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5" draw:style-name="gr3" draw:text-style-name="P3" xml:id="id15" draw:id="id15" draw:layer="layout" svg:width="6.696cm" svg:height="1.341cm" svg:x="21.12cm" svg:y="4.62cm">
          <text:p text:style-name="P1"><text:span text:style-name="T1">BreastAbnormality (Observation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9" draw:style-name="gr2" draw:text-style-name="P3" xml:id="id16" draw:id="id16" draw:layer="layout" svg:width="6.696cm" svg:height="1.341cm" svg:x="16.561cm" svg:y="6.1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0" draw:style-name="gr2" draw:text-style-name="P3" xml:id="id17" draw:id="id17" draw:layer="layout" svg:width="6.696cm" svg:height="1.341cm" svg:x="17.018cm" svg:y="6.55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1" draw:style-name="gr3" draw:text-style-name="P3" xml:id="id18" draw:id="id18" draw:layer="layout" svg:width="6.696cm" svg:height="1.341cm" svg:x="17.399cm" svg:y="6.939cm">
          <text:p text:style-name="P1"><text:span text:style-name="T1">Condi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7" draw:style-name="gr4" draw:text-style-name="P4" xml:id="id19" draw:id="id19" draw:layer="layout" svg:width="6.696cm" svg:height="1.341cm" svg:x="16.544cm" svg:y="8.82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8" draw:style-name="gr4" draw:text-style-name="P4" xml:id="id20" draw:id="id20" draw:layer="layout" svg:width="6.696cm" svg:height="1.341cm" svg:x="16.967cm" svg:y="9.243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9" draw:style-name="gr4" draw:text-style-name="P4" xml:id="id21" draw:id="id21" draw:layer="layout" svg:width="6.696cm" svg:height="1.341cm" svg:x="17.39cm" svg:y="9.666cm">
          <text:p text:style-name="P1"><text:span text:style-name="T1">ActionReque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2" draw:style-name="gr1" draw:text-style-name="P2" xml:id="id6" draw:id="id6" draw:layer="layout" svg:width="3.81cm" svg:height="1.905cm" svg:x="9.525cm" svg:y="11.435cm">
          <text:p text:style-name="P1"><text:span text:style-name="T1">Patient Risk</text:span></text:p>
          <text:p text:style-name="P1"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3" draw:style-name="gr5" draw:text-style-name="P5" xml:id="id25" draw:id="id25" draw:layer="layout" svg:width="6.696cm" svg:height="1.341cm" svg:x="16.544cm" svg:y="11.333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4" draw:style-name="gr5" draw:text-style-name="P5" xml:id="id26" draw:id="id26" draw:layer="layout" svg:width="6.696cm" svg:height="1.341cm" svg:x="16.967cm" svg:y="11.714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5" draw:style-name="gr5" draw:text-style-name="P5" xml:id="id27" draw:id="id27" draw:layer="layout" svg:width="6.696cm" svg:height="1.341cm" svg:x="17.39cm" svg:y="12.095cm">
          <text:p text:style-name="P1"><text:span text:style-name="T1">Risk Observ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9" draw:style-name="gr1" draw:text-style-name="P2" xml:id="id7" draw:id="id7" draw:layer="layout" svg:width="3.81cm" svg:height="1.905cm" svg:x="9.525cm" svg:y="14.202cm">
          <text:p text:style-name="P1"><text:span text:style-name="T1">Prior Studies</text:span></text:p>
          <text:p text:style-name="P1"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0" draw:style-name="gr6" draw:text-style-name="P6" xml:id="id22" draw:id="id22" draw:layer="layout" svg:width="6.696cm" svg:height="1.341cm" svg:x="16.544cm" svg:y="13.968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1" draw:style-name="gr6" draw:text-style-name="P6" xml:id="id23" draw:id="id23" draw:layer="layout" svg:width="6.696cm" svg:height="1.341cm" svg:x="16.967cm" svg:y="14.491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2" draw:style-name="gr6" draw:text-style-name="P6" xml:id="id24" draw:id="id24" draw:layer="layout" svg:width="6.696cm" svg:height="1.341cm" svg:x="17.39cm" svg:y="15.015cm">
          <text:p text:style-name="P1"><text:span text:style-name="T1">BreastRadiologyRepo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7" draw:text-style-name="P8" xml:id="id1" draw:id="id1" draw:layer="layout" svg:width="3.175cm" svg:height="1.905cm" svg:x="0.571cm" svg:y="8.57cm">
          <text:p text:style-name="P7"><text:span text:style-name="T1">Breast Radiology 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2" draw:id="id2" draw:layer="layout" svg:width="3.175cm" svg:height="1.905cm" svg:x="5.072cm" svg:y="8.57cm">
          <text:p text:style-name="P7"><text:span text:style-name="T1">Breast Radiology Obse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svg:x1="3.746cm" svg:y1="9.522cm" svg:x2="5.072cm" svg:y2="9.522cm" draw:start-shape="id1" draw:end-shape="id2" draw:end-glue-point="3" svg:d="M3746 9522h1326" svg:viewBox="0 0 1327 1">
          <text:p/>
        </draw:connector>
        <draw:connector draw:style-name="gr9" draw:text-style-name="P9" draw:layer="layout" svg:x1="8.247cm" svg:y1="9.522cm" svg:x2="9.525cm" svg:y2="2.222cm" draw:start-shape="id2" draw:start-glue-point="1" draw:end-shape="id3" draw:end-glue-point="3" svg:d="M8247 9522h635v-7300h643" svg:viewBox="0 0 1279 7301">
          <text:p/>
        </draw:connector>
        <draw:connector draw:style-name="gr9" draw:text-style-name="P9" draw:layer="layout" svg:x1="8.247cm" svg:y1="9.522cm" svg:x2="9.525cm" svg:y2="7.21cm" draw:start-shape="id2" draw:start-glue-point="1" draw:end-shape="id4" svg:d="M8247 9522h635v-2312h643" svg:viewBox="0 0 1279 2313">
          <text:p/>
        </draw:connector>
        <draw:connector draw:style-name="gr9" draw:text-style-name="P9" draw:layer="layout" svg:x1="8.247cm" svg:y1="9.522cm" svg:x2="9.525cm" svg:y2="9.912cm" draw:start-shape="id2" draw:start-glue-point="1" draw:end-shape="id5" svg:d="M8247 9522h635v390h643" svg:viewBox="0 0 1279 391">
          <text:p/>
        </draw:connector>
        <draw:connector draw:style-name="gr9" draw:text-style-name="P9" draw:layer="layout" svg:x1="8.247cm" svg:y1="9.522cm" svg:x2="9.525cm" svg:y2="12.387cm" draw:start-shape="id2" draw:start-glue-point="1" draw:end-shape="id6" svg:d="M8247 9522h635v2865h643" svg:viewBox="0 0 1279 2866">
          <text:p/>
        </draw:connector>
        <draw:connector draw:style-name="gr9" draw:text-style-name="P9" draw:layer="layout" svg:x1="8.247cm" svg:y1="9.522cm" svg:x2="9.525cm" svg:y2="15.154cm" draw:start-shape="id2" draw:start-glue-point="1" draw:end-shape="id7" svg:d="M8247 9522h635v5632h643" svg:viewBox="0 0 1279 5633">
          <text:p/>
        </draw:connector>
        <draw:connector draw:style-name="gr9" draw:text-style-name="P9" draw:layer="layout" svg:x1="13.335cm" svg:y1="2.222cm" svg:x2="14.605cm" svg:y2="2.222cm" draw:start-shape="id3" draw:start-glue-point="1" draw:end-shape="id8" draw:end-glue-point="3" svg:d="M13335 2222h1270" svg:viewBox="0 0 1271 1">
          <text:p/>
        </draw:connector>
        <draw:connector draw:style-name="gr9" draw:text-style-name="P9" draw:layer="layout" svg:x1="13.335cm" svg:y1="2.222cm" svg:x2="14.605cm" svg:y2="4.762cm" draw:start-shape="id3" draw:start-glue-point="1" draw:end-shape="id9" svg:d="M13335 2222h636v2540h634" svg:viewBox="0 0 1271 2541">
          <text:p/>
        </draw:connector>
        <draw:connector draw:style-name="gr9" draw:text-style-name="P9" draw:layer="layout" svg:x1="18.415cm" svg:y1="2.222cm" svg:x2="20.285cm" svg:y2="1.432cm" draw:start-shape="id8" draw:end-shape="id10" draw:end-glue-point="3" svg:d="M18415 2222h936v-790h934" svg:viewBox="0 0 1871 791">
          <text:p/>
        </draw:connector>
        <draw:connector draw:style-name="gr9" draw:text-style-name="P9" draw:layer="layout" svg:x1="18.415cm" svg:y1="2.222cm" svg:x2="20.612cm" svg:y2="1.94cm" draw:start-shape="id8" draw:start-glue-point="1" draw:end-shape="id11" svg:d="M18415 2222h1099v-282h1098" svg:viewBox="0 0 2198 283">
          <text:p/>
        </draw:connector>
        <draw:connector draw:style-name="gr9" draw:text-style-name="P9" draw:layer="layout" svg:x1="18.415cm" svg:y1="2.222cm" svg:x2="20.985cm" svg:y2="2.548cm" draw:start-shape="id8" draw:start-glue-point="1" draw:end-shape="id12" draw:end-glue-point="3" svg:d="M18415 2222h1286v326h1284" svg:viewBox="0 0 2571 327">
          <text:p/>
        </draw:connector>
        <draw:connector draw:style-name="gr9" draw:text-style-name="P9" draw:layer="layout" svg:x1="18.415cm" svg:y1="4.762cm" svg:x2="20.32cm" svg:y2="4.38cm" draw:start-shape="id9" draw:start-glue-point="1" draw:end-shape="id13" draw:end-glue-point="3" svg:d="M18415 4762h953v-382h952" svg:viewBox="0 0 1906 383">
          <text:p/>
        </draw:connector>
        <draw:connector draw:style-name="gr9" draw:text-style-name="P9" draw:layer="layout" svg:x1="18.415cm" svg:y1="4.762cm" svg:x2="20.701cm" svg:y2="4.761cm" draw:start-shape="id9" draw:start-glue-point="1" draw:end-shape="id14" svg:d="M18415 4762h1144v-1h1142" svg:viewBox="0 0 2287 2">
          <text:p/>
        </draw:connector>
        <draw:connector draw:style-name="gr9" draw:text-style-name="P9" draw:layer="layout" svg:x1="18.415cm" svg:y1="4.762cm" svg:x2="21.12cm" svg:y2="5.29cm" draw:start-shape="id9" draw:start-glue-point="1" draw:end-shape="id15" draw:end-glue-point="3" svg:d="M18415 4762h1353v528h1352" svg:viewBox="0 0 2706 529">
          <text:p/>
        </draw:connector>
        <draw:connector draw:style-name="gr9" draw:text-style-name="P9" draw:layer="layout" svg:x1="13.335cm" svg:y1="7.21cm" svg:x2="16.561cm" svg:y2="6.853cm" draw:start-shape="id4" draw:end-shape="id16" draw:end-glue-point="3" svg:d="M13335 7210h1614v-357h1612" svg:viewBox="0 0 3227 358">
          <text:p/>
        </draw:connector>
        <draw:connector draw:style-name="gr9" draw:text-style-name="P9" draw:layer="layout" svg:x1="13.335cm" svg:y1="7.21cm" svg:x2="17.018cm" svg:y2="7.228cm" draw:start-shape="id4" draw:start-glue-point="1" draw:end-shape="id17" draw:end-glue-point="3" svg:d="M13335 7210h1842v18h1841" svg:viewBox="0 0 3684 19">
          <text:p/>
        </draw:connector>
        <draw:connector draw:style-name="gr9" draw:text-style-name="P9" draw:layer="layout" svg:x1="13.335cm" svg:y1="7.21cm" svg:x2="17.399cm" svg:y2="7.609cm" draw:start-shape="id4" draw:start-glue-point="1" draw:end-shape="id18" draw:end-glue-point="3" svg:d="M13335 7210h2033v399h2031" svg:viewBox="0 0 4065 400">
          <text:p/>
        </draw:connector>
        <draw:connector draw:style-name="gr9" draw:text-style-name="P9" draw:layer="layout" svg:x1="13.335cm" svg:y1="9.912cm" svg:x2="16.544cm" svg:y2="9.49cm" draw:start-shape="id5" draw:end-shape="id19" draw:end-glue-point="3" svg:d="M13335 9912h1605v-422h1604" svg:viewBox="0 0 3210 423">
          <text:p/>
        </draw:connector>
        <draw:connector draw:style-name="gr9" draw:text-style-name="P9" draw:layer="layout" svg:x1="13.335cm" svg:y1="9.912cm" svg:x2="16.967cm" svg:y2="9.913cm" draw:start-shape="id5" draw:end-shape="id20" draw:end-glue-point="3" svg:d="M13335 9912h1817v1h1815" svg:viewBox="0 0 3633 2">
          <text:p/>
        </draw:connector>
        <draw:connector draw:style-name="gr9" draw:text-style-name="P9" draw:layer="layout" svg:x1="13.335cm" svg:y1="9.912cm" svg:x2="17.39cm" svg:y2="10.336cm" draw:start-shape="id5" draw:end-shape="id21" draw:end-glue-point="3" svg:d="M13335 9912h2028v424h2027" svg:viewBox="0 0 4056 425">
          <text:p/>
        </draw:connector>
        <draw:connector draw:style-name="gr9" draw:text-style-name="P9" draw:layer="layout" svg:x1="13.335cm" svg:y1="15.154cm" svg:x2="16.544cm" svg:y2="14.638cm" draw:start-shape="id7" draw:start-glue-point="1" draw:end-shape="id22" draw:end-glue-point="3" svg:d="M13335 15154h1605v-516h1604" svg:viewBox="0 0 3210 517">
          <text:p/>
        </draw:connector>
        <draw:connector draw:style-name="gr9" draw:text-style-name="P9" draw:layer="layout" svg:x1="13.335cm" svg:y1="15.154cm" svg:x2="16.967cm" svg:y2="15.161cm" draw:start-shape="id7" draw:start-glue-point="1" draw:end-shape="id23" svg:d="M13335 15154h1817v7h1815" svg:viewBox="0 0 3633 8">
          <text:p/>
        </draw:connector>
        <draw:connector draw:style-name="gr9" draw:text-style-name="P9" draw:layer="layout" svg:x1="13.335cm" svg:y1="15.154cm" svg:x2="17.39cm" svg:y2="15.685cm" draw:start-shape="id7" draw:start-glue-point="1" draw:end-shape="id24" svg:d="M13335 15154h2028v531h2027" svg:viewBox="0 0 4056 532">
          <text:p/>
        </draw:connector>
        <draw:connector draw:style-name="gr9" draw:text-style-name="P9" draw:layer="layout" svg:x1="13.335cm" svg:y1="12.387cm" svg:x2="16.544cm" svg:y2="12.003cm" draw:start-shape="id6" draw:end-shape="id25" draw:end-glue-point="3" svg:d="M13335 12387h1605v-384h1604" svg:viewBox="0 0 3210 385">
          <text:p/>
        </draw:connector>
        <draw:connector draw:style-name="gr9" draw:text-style-name="P9" draw:layer="layout" svg:x1="13.335cm" svg:y1="12.387cm" svg:x2="16.967cm" svg:y2="12.384cm" draw:start-shape="id6" draw:end-shape="id26" draw:end-glue-point="3" svg:d="M13335 12387h1817v-3h1815" svg:viewBox="0 0 3633 4">
          <text:p/>
        </draw:connector>
        <draw:connector draw:style-name="gr9" draw:text-style-name="P9" draw:layer="layout" svg:x1="13.335cm" svg:y1="12.387cm" svg:x2="17.39cm" svg:y2="12.765cm" draw:start-shape="id6" draw:start-glue-point="1" draw:end-shape="id27" svg:d="M13335 12387h2028v378h2027" svg:viewBox="0 0 4056 379">
          <text:p/>
        </draw:connector>
        <draw:custom-shape draw:name="CustomShape 49" draw:style-name="gr1" draw:text-style-name="P2" xml:id="id28" draw:id="id28" draw:layer="layout" svg:width="3.81cm" svg:height="1.905cm" svg:x="9.526cm" svg:y="16.702cm">
          <text:p text:style-name="P1"><text:span text:style-name="T1">Patient History</text:span></text:p>
          <text:p text:style-name="P1"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0" draw:style-name="gr10" draw:text-style-name="P6" xml:id="id29" draw:id="id29" draw:layer="layout" svg:width="6.696cm" svg:height="1.341cm" svg:x="16.545cm" svg:y="16.568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1" draw:style-name="gr10" draw:text-style-name="P6" xml:id="id30" draw:id="id30" draw:layer="layout" svg:width="6.696cm" svg:height="1.341cm" svg:x="16.968cm" svg:y="16.991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2" draw:style-name="gr10" draw:text-style-name="P6" xml:id="id31" draw:id="id31" draw:layer="layout" svg:width="6.696cm" svg:height="1.341cm" svg:x="17.391cm" svg:y="17.415cm">
          <text:p text:style-name="P1"><text:span text:style-name="T1">Observ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9" draw:text-style-name="P9" draw:layer="layout" svg:x1="8.247cm" svg:y1="9.522cm" svg:x2="9.526cm" svg:y2="17.654cm" draw:start-shape="id2" draw:start-glue-point="1" draw:end-shape="id28" svg:d="M8247 9522h635v8132h644" svg:viewBox="0 0 1280 8133">
          <text:p/>
        </draw:connector>
        <draw:connector draw:style-name="gr9" draw:text-style-name="P9" draw:layer="layout" svg:x1="13.336cm" svg:y1="17.654cm" svg:x2="16.545cm" svg:y2="17.238cm" draw:start-shape="id28" draw:start-glue-point="1" draw:end-shape="id29" draw:end-glue-point="3" svg:d="M13336 17654h1605v-416h1604" svg:viewBox="0 0 3210 417">
          <text:p/>
        </draw:connector>
        <draw:connector draw:style-name="gr9" draw:text-style-name="P9" draw:layer="layout" svg:x1="13.336cm" svg:y1="17.654cm" svg:x2="16.968cm" svg:y2="17.661cm" draw:start-shape="id28" draw:start-glue-point="1" draw:end-shape="id30" svg:d="M13336 17654h1817v7h1815" svg:viewBox="0 0 3633 8">
          <text:p/>
        </draw:connector>
        <draw:connector draw:style-name="gr9" draw:text-style-name="P9" draw:layer="layout" svg:x1="13.336cm" svg:y1="17.654cm" svg:x2="17.391cm" svg:y2="18.085cm" draw:start-shape="id28" draw:start-glue-point="1" draw:end-shape="id31" svg:d="M13336 17654h2028v431h2027" svg:viewBox="0 0 4056 432">
          <text:p/>
        </draw:connecto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2T1">
        <draw:custom-shape draw:name="CustomShape 17" draw:style-name="gr12" draw:text-style-name="P3" xml:id="id32" draw:id="id32" draw:layer="layout" svg:width="6.696cm" svg:height="1.341cm" svg:x="1.432cm" svg:y="6.977cm">
          <text:p text:style-name="P1"><text:span text:style-name="T1">BreastAbnormality (Observation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33" draw:id="id33" draw:layer="layout" svg:width="6.696cm" svg:height="1.341cm" svg:x="9.652cm" svg:y="1.262cm">
          <text:p text:style-name="P1"><text:span text:style-name="T2">Associated Findings </text:span><text:span text:style-name="T1">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36" draw:id="id36" draw:layer="layout" svg:width="6.696cm" svg:height="1.341cm" svg:x="9.653cm" svg:y="3.167cm">
          <text:p text:style-name="P1"><text:span text:style-name="T2">Assymmetry Type </text:span><text:span text:style-name="T1">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37" draw:id="id37" draw:layer="layout" svg:width="6.696cm" svg:height="1.341cm" svg:x="9.653cm" svg:y="5.143cm">
          <text:p text:style-name="P1"><text:span text:style-name="T1">BiRad Co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38" draw:id="id38" draw:layer="layout" svg:width="6.696cm" svg:height="1.341cm" svg:x="9.653cm" svg:y="6.985cm">
          <text:p text:style-name="P1"><text:span text:style-name="T2">Calcification Type </text:span><text:span text:style-name="T1">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39" draw:id="id39" draw:layer="layout" svg:width="6.696cm" svg:height="1.341cm" svg:x="9.654cm" svg:y="8.89cm">
          <text:p text:style-name="P1"><text:span text:style-name="T2">Change </text:span><text:span text:style-name="T1">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0" draw:id="id40" draw:layer="layout" svg:width="6.696cm" svg:height="1.341cm" svg:x="9.654cm" svg:y="10.795cm">
          <text:p text:style-name="P1"><text:span text:style-name="T1">Consistent With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1" draw:id="id41" draw:layer="layout" svg:width="6.696cm" svg:height="1.341cm" svg:x="9.655cm" svg:y="12.756cm">
          <text:p text:style-name="P1"><text:span text:style-name="T1">Cyst Types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2" draw:id="id42" draw:layer="layout" svg:width="6.696cm" svg:height="1.341cm" svg:x="9.655cm" svg:y="14.668cm">
          <text:p text:style-name="P1"><text:span text:style-name="T1">Density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3" draw:id="id43" draw:layer="layout" svg:width="6.696cm" svg:height="1.341cm" svg:x="9.655cm" svg:y="16.566cm">
          <text:p text:style-name="P1"><text:span text:style-name="T1">Foreign Body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4" draw:id="id44" draw:layer="layout" svg:width="6.696cm" svg:height="1.341cm" svg:x="17.145cm" svg:y="2.224cm">
          <text:p text:style-name="P1"><text:span text:style-name="T1">Hilum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5" draw:id="id45" draw:layer="layout" svg:width="6.696cm" svg:height="1.341cm" svg:x="17.081cm" svg:y="4.1cm">
          <text:p text:style-name="P1"><text:span text:style-name="T1">Lymph Node Qualifiers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6" draw:id="id46" draw:layer="layout" svg:width="6.696cm" svg:height="1.341cm" svg:x="17.082cm" svg:y="6.1cm">
          <text:p text:style-name="P1"><text:span text:style-name="T1">Margin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34" draw:id="id34" draw:layer="layout" svg:width="6.696cm" svg:height="1.341cm" svg:x="17.082cm" svg:y="8cm">
          <text:p text:style-name="P1"><text:span text:style-name="T1">Maxx Types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35" draw:id="id35" draw:layer="layout" svg:width="6.696cm" svg:height="1.341cm" svg:x="17.082cm" svg:y="9.8cm">
          <text:p text:style-name="P1"><text:span text:style-name="T1">Max Length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7" draw:id="id47" draw:layer="layout" svg:width="6.696cm" svg:height="1.341cm" svg:x="17.082cm" svg:y="11.8cm">
          <text:p text:style-name="P1"><text:span text:style-name="T1">Shape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8" draw:id="id48" draw:layer="layout" svg:width="6.696cm" svg:height="1.341cm" svg:x="17.082cm" svg:y="13.7cm">
          <text:p text:style-name="P1"><text:span text:style-name="T1">Type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3" draw:text-style-name="P11" xml:id="id49" draw:id="id49" draw:layer="layout" svg:width="6.696cm" svg:height="1.341cm" svg:x="17.082cm" svg:y="15.6cm">
          <text:p text:style-name="P1"><text:span text:style-name="T1">Wall Observ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9" draw:text-style-name="P9" draw:layer="layout" svg:x1="8.128cm" svg:y1="7.647cm" svg:x2="9.652cm" svg:y2="1.932cm" draw:start-shape="id32" draw:start-glue-point="1" draw:end-shape="id33" draw:end-glue-point="3" svg:d="M8128 7647h763v-5715h761" svg:viewBox="0 0 1525 5716">
          <text:p/>
        </draw:connector>
        <draw:connector draw:style-name="gr9" draw:text-style-name="P9" draw:layer="layout" draw:line-skew="-3.716cm" svg:x1="8.128cm" svg:y1="7.647cm" svg:x2="17.082cm" svg:y2="8.67cm" draw:start-shape="id32" draw:start-glue-point="1" draw:end-shape="id34" draw:end-glue-point="3" svg:d="M8128 7647h762v1023h8192" svg:viewBox="0 0 8955 1024">
          <text:p/>
        </draw:connector>
        <draw:connector draw:style-name="gr9" draw:text-style-name="P9" draw:layer="layout" draw:line-skew="-3.716cm" svg:x1="8.128cm" svg:y1="7.647cm" svg:x2="17.082cm" svg:y2="10.47cm" draw:start-shape="id32" draw:start-glue-point="1" draw:end-shape="id35" draw:end-glue-point="3" svg:d="M8128 7647h762v2823h8192" svg:viewBox="0 0 8955 2824">
          <text:p/>
        </draw:connector>
        <draw:connector draw:style-name="gr9" draw:text-style-name="P9" draw:layer="layout" svg:x1="8.128cm" svg:y1="7.647cm" svg:x2="9.653cm" svg:y2="3.837cm" draw:start-shape="id32" draw:start-glue-point="1" draw:end-shape="id36" draw:end-glue-point="3" svg:d="M8128 7647h763v-3810h762" svg:viewBox="0 0 1526 3811">
          <text:p/>
        </draw:connector>
        <draw:connector draw:style-name="gr9" draw:text-style-name="P9" draw:layer="layout" svg:x1="8.128cm" svg:y1="7.647cm" svg:x2="9.653cm" svg:y2="5.813cm" draw:start-shape="id32" draw:start-glue-point="1" draw:end-shape="id37" draw:end-glue-point="3" svg:d="M8128 7647h763v-1834h762" svg:viewBox="0 0 1526 1835">
          <text:p/>
        </draw:connector>
        <draw:connector draw:style-name="gr9" draw:text-style-name="P9" draw:layer="layout" svg:x1="8.128cm" svg:y1="7.647cm" svg:x2="9.653cm" svg:y2="7.655cm" draw:start-shape="id32" draw:start-glue-point="1" draw:end-shape="id38" draw:end-glue-point="3" svg:d="M8128 7647h763v8h762" svg:viewBox="0 0 1526 9">
          <text:p/>
        </draw:connector>
        <draw:connector draw:style-name="gr9" draw:text-style-name="P9" draw:layer="layout" svg:x1="8.128cm" svg:y1="7.647cm" svg:x2="9.654cm" svg:y2="9.56cm" draw:start-shape="id32" draw:start-glue-point="1" draw:end-shape="id39" draw:end-glue-point="3" svg:d="M8128 7647h764v1913h762" svg:viewBox="0 0 1527 1914">
          <text:p/>
        </draw:connector>
        <draw:connector draw:style-name="gr9" draw:text-style-name="P9" draw:layer="layout" svg:x1="8.128cm" svg:y1="7.647cm" svg:x2="9.654cm" svg:y2="11.465cm" draw:start-shape="id32" draw:start-glue-point="1" draw:end-shape="id40" svg:d="M8128 7647h764v3818h762" svg:viewBox="0 0 1527 3819">
          <text:p/>
        </draw:connector>
        <draw:connector draw:style-name="gr9" draw:text-style-name="P9" draw:layer="layout" svg:x1="8.128cm" svg:y1="7.647cm" svg:x2="9.655cm" svg:y2="13.426cm" draw:start-shape="id32" draw:start-glue-point="1" draw:end-shape="id41" svg:d="M8128 7647h764v5779h763" svg:viewBox="0 0 1528 5780">
          <text:p/>
        </draw:connector>
        <draw:connector draw:style-name="gr9" draw:text-style-name="P9" draw:layer="layout" svg:x1="8.128cm" svg:y1="7.647cm" svg:x2="9.655cm" svg:y2="15.338cm" draw:start-shape="id32" draw:start-glue-point="1" draw:end-shape="id42" draw:end-glue-point="3" svg:d="M8128 7647h764v7691h763" svg:viewBox="0 0 1528 7692">
          <text:p/>
        </draw:connector>
        <draw:connector draw:style-name="gr9" draw:text-style-name="P9" draw:layer="layout" svg:x1="8.128cm" svg:y1="7.647cm" svg:x2="9.655cm" svg:y2="17.236cm" draw:start-shape="id32" draw:start-glue-point="1" draw:end-shape="id43" draw:end-glue-point="3" svg:d="M8128 7647h764v9589h763" svg:viewBox="0 0 1528 9590">
          <text:p/>
        </draw:connector>
        <draw:connector draw:style-name="gr9" draw:text-style-name="P9" draw:layer="layout" draw:line-skew="-3.747cm" svg:x1="8.128cm" svg:y1="7.647cm" svg:x2="17.145cm" svg:y2="2.894cm" draw:start-shape="id32" draw:start-glue-point="1" draw:end-shape="id44" draw:end-glue-point="3" svg:d="M8128 7647h762v-4753h8255" svg:viewBox="0 0 9018 4754">
          <text:p/>
        </draw:connector>
        <draw:connector draw:style-name="gr9" draw:text-style-name="P9" draw:layer="layout" draw:line-skew="-3.715cm" svg:x1="8.128cm" svg:y1="7.647cm" svg:x2="17.081cm" svg:y2="4.77cm" draw:start-shape="id32" draw:start-glue-point="1" draw:end-shape="id45" draw:end-glue-point="3" svg:d="M8128 7647h762v-2877h8191" svg:viewBox="0 0 8954 2878">
          <text:p/>
        </draw:connector>
        <draw:connector draw:style-name="gr9" draw:text-style-name="P9" draw:layer="layout" draw:line-skew="-3.716cm" svg:x1="8.128cm" svg:y1="7.647cm" svg:x2="17.082cm" svg:y2="6.77cm" draw:start-shape="id32" draw:start-glue-point="1" draw:end-shape="id46" draw:end-glue-point="3" svg:d="M8128 7647h762v-877h8192" svg:viewBox="0 0 8955 878">
          <text:p/>
        </draw:connector>
        <draw:connector draw:style-name="gr9" draw:text-style-name="P9" draw:layer="layout" draw:line-skew="-3.716cm" svg:x1="8.128cm" svg:y1="7.647cm" svg:x2="17.082cm" svg:y2="12.47cm" draw:start-shape="id32" draw:start-glue-point="1" draw:end-shape="id47" draw:end-glue-point="3" svg:d="M8128 7647h762v4823h8192" svg:viewBox="0 0 8955 4824">
          <text:p/>
        </draw:connector>
        <draw:connector draw:style-name="gr9" draw:text-style-name="P9" draw:layer="layout" draw:line-skew="-3.716cm" svg:x1="8.128cm" svg:y1="7.647cm" svg:x2="17.082cm" svg:y2="14.37cm" draw:start-shape="id32" draw:start-glue-point="1" draw:end-shape="id48" draw:end-glue-point="3" svg:d="M8128 7647h762v6723h8192" svg:viewBox="0 0 8955 6724">
          <text:p/>
        </draw:connector>
        <draw:connector draw:style-name="gr9" draw:text-style-name="P9" draw:layer="layout" draw:line-skew="-3.716cm" svg:x1="8.128cm" svg:y1="7.647cm" svg:x2="17.082cm" svg:y2="16.27cm" draw:start-shape="id32" draw:start-glue-point="1" draw:end-shape="id49" draw:end-glue-point="3" svg:d="M8128 7647h762v8623h8192" svg:viewBox="0 0 8955 8624">
          <text:p/>
        </draw:connector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c1cd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18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.212cm" fo:line-height="100%" fo:text-align="end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1cd2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Verdana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3" draw:style-name="Mgr3" draw:text-style-name="MP5" draw:layer="backgroundobjects" svg:x1="1.712cm" svg:y1="3.452cm" svg:x2="32.925cm" svg:y2="3.452cm">
        <text:p/>
      </draw:line>
      <draw:line draw:name="Line 6" draw:style-name="Mgr3" draw:text-style-name="MP5" draw:layer="backgroundobjects" svg:x1="1.712cm" svg:y1="3.452cm" svg:x2="32.925cm" svg:y2="3.452cm">
        <text:p/>
      </draw:line>
      <draw:custom-shape draw:name="CustomShape 7" draw:style-name="Mgr4" draw:text-style-name="MP7" draw:layer="backgroundobjects" svg:width="5.939cm" svg:height="0.672cm" svg:x="27.631cm" svg:y="0.178cm">
        <text:p text:style-name="MP6"><text:span text:style-name="MT2">|</text:span><text:span text:style-name="MT3"> </text:span><text:span text:style-name="MT4"><text:page-number>&lt;number&gt;</text:page-number></text:span><text:span text:style-name="MT3"><text:s/></text:span><text:span text:style-name="MT2">|</text:span><text:span text:style-name="MT5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8" draw:layer="backgroundobjects" svg:width="30.689cm" svg:height="0.711cm" svg:x="2.223cm" svg:y="3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5" draw:text-style-name="MP8" draw:layer="backgroundobjects" svg:width="31.641cm" svg:height="0.677cm" svg:x="1.27cm" svg:y="3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54:49</meta:creation-date>
    <meta:initial-creator>Sayer, Sam</meta:initial-creator>
    <dc:language>en-US</dc:language>
    <dc:date>2019-10-06T22:05:12.818000000</dc:date>
    <meta:editing-cycles>50</meta:editing-cycles>
    <dc:title>PowerPoint Presentation</dc:title>
    <meta:editing-duration>P1DT58M49S</meta:editing-duration>
    <meta:generator>LibreOffice/6.0.5.2$Windows_X86_64 LibreOffice_project/54c8cbb85f300ac59db32fe8a675ff7683cd5a16</meta:generator>
    <meta:document-statistic meta:object-count="123"/>
    <meta:user-defined meta:name="AppVersion">16.0000</meta:user-defined>
    <meta:user-defined meta:name="ContentTypeId">0x010100823A99C636F7423283FB0D200866C613006A70A4ABEB15784988AC30215BC57DD8</meta:user-defined>
    <meta:user-defined meta:name="Date0" meta:value-type="date">2017-01-01T05:00:00</meta:user-defined>
    <meta:user-defined meta:name="Document Category">1</meta:user-defined>
    <meta:user-defined meta:name="Document Category0" meta:value-type="string">2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Order" meta:value-type="float">2820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emplateUrl" meta:value-type="string"/>
    <meta:user-defined meta:name="URL" meta:value-type="string"/>
    <meta:user-defined meta:name="_dlc_DocIdItemGuid" meta:value-type="string">ef5dd932-165f-4f33-bc20-5c4dae3a2e7e</meta:user-defined>
    <meta:user-defined meta:name="xd_ProgID" meta:value-type="string"/>
    <meta:template xlink:type="simple" xlink:actuate="onRequest" xlink:title="mitre-2018" xlink:href=""/>
  </office:meta>
</office:document-meta>
</file>